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.54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pt"/>
      <style:text-properties fo:color="#000099"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66ccff" style:text-align-source="fix" style:repeat-content="false" fo:wrap-option="wrap" fo:border="0.06pt solid #000000" style:vertical-align="middle"/>
      <style:paragraph-properties fo:text-align="center" fo:margin-left="0pt"/>
      <style:text-properties fo:color="#000099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value-type" style:repeat-content="fals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1">
      <style:table-cell-properties fo:border="0.06pt solid #000000"/>
    </style:style>
    <style:style style:name="ce16" style:family="table-cell" style:parent-style-name="Default">
      <style:table-cell-properties fo:background-color="#ccff00" fo:border="0.06pt solid #000000"/>
      <style:text-properties fo:color="#000099"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value-type" style:repeat-content="false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"/>
    </style:style>
    <style:style style:name="T2" style:family="text"/>
    <style:style style:name="T3" style:family="text">
      <style:text-properties style:text-position="33%"/>
    </style:style>
    <style:style style:name="T4" style:family="text">
      <style:text-properties fo:font-weight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ot" table:style-name="ta1">
        <table:shapes>
          <draw:frame draw:z-index="0" draw:style-name="gr1" draw:text-style-name="P1" svg:width="402.07pt" svg:height="329.41pt" svg:x="6.63pt" svg:y="349.99pt">
            <loext:p draw:notify-on-update-of-ranges="Plot.B9:Plot.B26 Plot.C8:Plot.C8 Plot.C9:Plot.C26 Plot.D8:Plot.D8 Plot.D9:Plot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Name: Son Nguyen</text:p>
          </table:table-cell>
          <table:table-cell table:style-name="ce4"/>
          <table:table-cell table:style-name="ce5" table:number-columns-repeated="2"/>
          <table:table-cell table:style-name="ce14" table:number-columns-repeated="1018"/>
        </table:table-row>
        <table:table-row table:style-name="ro1">
          <table:table-cell table:style-name="ce2" office:value-type="string" calcext:value-type="string">
            <text:p>Email: <text:a xlink:href="mailto:snguyen313@csu.fullerton.edu" xlink:type="simple">snguyen313@csu.fullerton.edu</text:a></text:p>
          </table:table-cell>
          <table:table-cell table:style-name="ce4"/>
          <table:table-cell table:style-name="ce5" table:number-columns-repeated="2"/>
          <table:table-cell table:style-name="ce14" table:number-columns-repeated="1018"/>
        </table:table-row>
        <table:table-row table:style-name="ro1">
          <table:table-cell table:style-name="ce2" office:value-type="string" calcext:value-type="string">
            <text:p>Project #2: Merge sort and Quick sort</text:p>
          </table:table-cell>
          <table:table-cell table:style-name="ce4"/>
          <table:table-cell table:style-name="ce5" table:number-columns-repeated="2"/>
          <table:table-cell table:style-name="ce14" table:number-columns-repeated="1018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14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lot and draw chart</text:p>
          </table:table-cell>
          <table:table-cell table:style-name="ce5" table:number-columns-repeated="2"/>
          <table:table-cell table:style-name="ce14" table:number-columns-repeated="1018"/>
        </table:table-row>
        <table:table-row table:style-name="ro2">
          <table:table-cell/>
          <table:table-cell table:style-name="ce5" table:number-columns-repeated="3"/>
          <table:table-cell table:style-name="ce14" table:number-columns-repeated="1018"/>
        </table:table-row>
        <table:table-row table:style-name="ro2">
          <table:table-cell/>
          <table:table-cell table:style-name="ce6"/>
          <table:table-cell table:style-name="ce7" office:value-type="string" calcext:value-type="string" table:number-columns-spanned="2" table:number-rows-spanned="1">
            <text:p>Elapsed Time (sec)</text:p>
          </table:table-cell>
          <table:covered-table-cell table:style-name="ce6"/>
          <table:table-cell table:style-name="ce10" office:value-type="string" calcext:value-type="string" table:number-columns-spanned="1" table:number-rows-spanned="2">
            <text:p>Compare Quick/ Merge Sort</text:p>
          </table:table-cell>
          <table:table-cell table:style-name="ce14" table:number-columns-repeated="1017"/>
        </table:table-row>
        <table:table-row table:style-name="ro3"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Merge Sort</text:p>
          </table:table-cell>
          <table:table-cell table:style-name="ce7" office:value-type="string" calcext:value-type="string">
            <text:p>Quick Sort</text:p>
          </table:table-cell>
          <table:covered-table-cell table:style-name="ce14"/>
          <table:table-cell table:style-name="ce14" table:number-columns-repeated="2"/>
          <table:table-cell table:style-name="ce19"/>
          <table:table-cell table:style-name="ce14" table:number-columns-repeated="1014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style-name="ce13" office:value-type="float" office:value="0.0475248" calcext:value-type="float">
            <text:p>0.0475248</text:p>
          </table:table-cell>
          <table:table-cell table:style-name="ce13" office:value-type="float" office:value="0.00741819" calcext:value-type="float">
            <text:p>0.00741819</text:p>
          </table:table-cell>
          <table:table-cell table:style-name="ce15" table:formula="of:=[.D9]/[.C9]" office:value-type="percentage" office:value="0.156090925159075" calcext:value-type="percentage">
            <text:p>15.61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style-name="ce8" office:value-type="float" office:value="0.102637" calcext:value-type="float">
            <text:p>0.102637</text:p>
          </table:table-cell>
          <table:table-cell table:style-name="ce8" office:value-type="float" office:value="0.014629" calcext:value-type="float">
            <text:p>0.014629</text:p>
          </table:table-cell>
          <table:table-cell table:style-name="ce15" table:formula="of:=[.D10]/[.C10]" office:value-type="percentage" office:value="0.142531445774916" calcext:value-type="percentage">
            <text:p>14.25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00" calcext:value-type="float">
            <text:p>15000</text:p>
          </table:table-cell>
          <table:table-cell table:style-name="ce8" office:value-type="float" office:value="0.123052" calcext:value-type="float">
            <text:p>0.123052</text:p>
          </table:table-cell>
          <table:table-cell table:style-name="ce8" office:value-type="float" office:value="0.0223291" calcext:value-type="float">
            <text:p>0.0223291</text:p>
          </table:table-cell>
          <table:table-cell table:style-name="ce15" table:formula="of:=[.D11]/[.C11]" office:value-type="percentage" office:value="0.181460683288366" calcext:value-type="percentage">
            <text:p>18.15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table:style-name="ce8" office:value-type="float" office:value="0.194585" calcext:value-type="float">
            <text:p>0.194585</text:p>
          </table:table-cell>
          <table:table-cell table:style-name="ce8" office:value-type="float" office:value="0.031026" calcext:value-type="float">
            <text:p>0.031026</text:p>
          </table:table-cell>
          <table:table-cell table:style-name="ce15" table:formula="of:=[.D12]/[.C12]" office:value-type="percentage" office:value="0.159447028290978" calcext:value-type="percentage">
            <text:p>15.94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5000" calcext:value-type="float">
            <text:p>25000</text:p>
          </table:table-cell>
          <table:table-cell table:style-name="ce8" office:value-type="float" office:value="0.215059" calcext:value-type="float">
            <text:p>0.215059</text:p>
          </table:table-cell>
          <table:table-cell table:style-name="ce8" office:value-type="float" office:value="0.0426009" calcext:value-type="float">
            <text:p>0.0426009</text:p>
          </table:table-cell>
          <table:table-cell table:style-name="ce15" table:formula="of:=[.D13]/[.C13]" office:value-type="percentage" office:value="0.198089361524047" calcext:value-type="percentage">
            <text:p>19.81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000" calcext:value-type="float">
            <text:p>30000</text:p>
          </table:table-cell>
          <table:table-cell table:style-name="ce8" office:value-type="float" office:value="0.245931" calcext:value-type="float">
            <text:p>0.245931</text:p>
          </table:table-cell>
          <table:table-cell table:style-name="ce8" office:value-type="float" office:value="0.0565052" calcext:value-type="float">
            <text:p>0.0565052</text:p>
          </table:table-cell>
          <table:table-cell table:style-name="ce15" table:formula="of:=[.D14]/[.C14]" office:value-type="percentage" office:value="0.229760379943968" calcext:value-type="percentage">
            <text:p>22.98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5000" calcext:value-type="float">
            <text:p>35000</text:p>
          </table:table-cell>
          <table:table-cell table:style-name="ce8" office:value-type="float" office:value="0.337586" calcext:value-type="float">
            <text:p>0.337586</text:p>
          </table:table-cell>
          <table:table-cell table:style-name="ce8" office:value-type="float" office:value="0.0559638" calcext:value-type="float">
            <text:p>0.0559638</text:p>
          </table:table-cell>
          <table:table-cell table:style-name="ce15" table:formula="of:=[.D15]/[.C15]" office:value-type="percentage" office:value="0.165776424377788" calcext:value-type="percentage">
            <text:p>16.58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style-name="ce8" office:value-type="float" office:value="0.424739" calcext:value-type="float">
            <text:p>0.424739</text:p>
          </table:table-cell>
          <table:table-cell table:style-name="ce8" office:value-type="float" office:value="0.0823688" calcext:value-type="float">
            <text:p>0.0823688</text:p>
          </table:table-cell>
          <table:table-cell table:style-name="ce15" table:formula="of:=[.D16]/[.C16]" office:value-type="percentage" office:value="0.193928035805518" calcext:value-type="percentage">
            <text:p>19.39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000" calcext:value-type="float">
            <text:p>45000</text:p>
          </table:table-cell>
          <table:table-cell table:style-name="ce8" office:value-type="float" office:value="0.444991" calcext:value-type="float">
            <text:p>0.444991</text:p>
          </table:table-cell>
          <table:table-cell table:style-name="ce8" office:value-type="float" office:value="0.0763649" calcext:value-type="float">
            <text:p>0.0763649</text:p>
          </table:table-cell>
          <table:table-cell table:style-name="ce15" table:formula="of:=[.D17]/[.C17]" office:value-type="percentage" office:value="0.171609987617727" calcext:value-type="percentage">
            <text:p>17.16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style-name="ce8" office:value-type="float" office:value="0.448156" calcext:value-type="float">
            <text:p>0.448156</text:p>
          </table:table-cell>
          <table:table-cell table:style-name="ce8" office:value-type="float" office:value="0.0845029" calcext:value-type="float">
            <text:p>0.0845029</text:p>
          </table:table-cell>
          <table:table-cell table:style-name="ce15" table:formula="of:=[.D18]/[.C18]" office:value-type="percentage" office:value="0.188556886441328" calcext:value-type="percentage">
            <text:p>18.86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5000" calcext:value-type="float">
            <text:p>55000</text:p>
          </table:table-cell>
          <table:table-cell table:style-name="ce8" office:value-type="float" office:value="0.479541" calcext:value-type="float">
            <text:p>0.479541</text:p>
          </table:table-cell>
          <table:table-cell table:style-name="ce8" office:value-type="float" office:value="0.097043" calcext:value-type="float">
            <text:p>0.097043</text:p>
          </table:table-cell>
          <table:table-cell table:style-name="ce15" table:formula="of:=[.D19]/[.C19]" office:value-type="percentage" office:value="0.202366429564938" calcext:value-type="percentage">
            <text:p>20.24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style-name="ce8" office:value-type="float" office:value="0.511006" calcext:value-type="float">
            <text:p>0.511006</text:p>
          </table:table-cell>
          <table:table-cell table:style-name="ce8" office:value-type="float" office:value="0.102676" calcext:value-type="float">
            <text:p>0.102676</text:p>
          </table:table-cell>
          <table:table-cell table:style-name="ce15" table:formula="of:=[.D20]/[.C20]" office:value-type="percentage" office:value="0.200929147602964" calcext:value-type="percentage">
            <text:p>20.09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5000" calcext:value-type="float">
            <text:p>65000</text:p>
          </table:table-cell>
          <table:table-cell table:style-name="ce8" office:value-type="float" office:value="0.54998" calcext:value-type="float">
            <text:p>0.54998</text:p>
          </table:table-cell>
          <table:table-cell table:style-name="ce8" office:value-type="float" office:value="0.122495" calcext:value-type="float">
            <text:p>0.122495</text:p>
          </table:table-cell>
          <table:table-cell table:style-name="ce15" table:formula="of:=[.D21]/[.C21]" office:value-type="percentage" office:value="0.222726280955671" calcext:value-type="percentage">
            <text:p>22.27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0000" calcext:value-type="float">
            <text:p>70000</text:p>
          </table:table-cell>
          <table:table-cell table:style-name="ce8" office:value-type="float" office:value="0.706988" calcext:value-type="float">
            <text:p>0.706988</text:p>
          </table:table-cell>
          <table:table-cell table:style-name="ce8" office:value-type="float" office:value="0.120523" calcext:value-type="float">
            <text:p>0.120523</text:p>
          </table:table-cell>
          <table:table-cell table:style-name="ce15" table:formula="of:=[.D22]/[.C22]" office:value-type="percentage" office:value="0.170473897718207" calcext:value-type="percentage">
            <text:p>17.05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5000" calcext:value-type="float">
            <text:p>75000</text:p>
          </table:table-cell>
          <table:table-cell table:style-name="ce8" office:value-type="float" office:value="0.753815" calcext:value-type="float">
            <text:p>0.753815</text:p>
          </table:table-cell>
          <table:table-cell table:style-name="ce8" office:value-type="float" office:value="0.132308" calcext:value-type="float">
            <text:p>0.132308</text:p>
          </table:table-cell>
          <table:table-cell table:style-name="ce15" table:formula="of:=[.D23]/[.C23]" office:value-type="percentage" office:value="0.175517865789351" calcext:value-type="percentage">
            <text:p>17.55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000" calcext:value-type="float">
            <text:p>80000</text:p>
          </table:table-cell>
          <table:table-cell table:style-name="ce8" office:value-type="float" office:value="0.826313" calcext:value-type="float">
            <text:p>0.826313</text:p>
          </table:table-cell>
          <table:table-cell table:style-name="ce8" office:value-type="float" office:value="0.135855" calcext:value-type="float">
            <text:p>0.135855</text:p>
          </table:table-cell>
          <table:table-cell table:style-name="ce15" table:formula="of:=[.D24]/[.C24]" office:value-type="percentage" office:value="0.164411064572384" calcext:value-type="percentage">
            <text:p>16.44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5000" calcext:value-type="float">
            <text:p>85000</text:p>
          </table:table-cell>
          <table:table-cell table:style-name="ce8" office:value-type="float" office:value="0.84176" calcext:value-type="float">
            <text:p>0.84176</text:p>
          </table:table-cell>
          <table:table-cell table:style-name="ce8" office:value-type="float" office:value="0.151667" calcext:value-type="float">
            <text:p>0.151667</text:p>
          </table:table-cell>
          <table:table-cell table:style-name="ce15" table:formula="of:=[.D25]/[.C25]" office:value-type="percentage" office:value="0.18017843565862" calcext:value-type="percentage">
            <text:p>18.02%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866507" calcext:value-type="float">
            <text:p>0.866507</text:p>
          </table:table-cell>
          <table:table-cell table:style-name="ce8" office:value-type="float" office:value="0.164987" calcext:value-type="float">
            <text:p>0.164987</text:p>
          </table:table-cell>
          <table:table-cell table:style-name="ce15" table:formula="of:=[.D26]/[.C26]" office:value-type="percentage" office:value="0.190404693787817" calcext:value-type="percentage">
            <text:p>19.04%</text:p>
          </table:table-cell>
          <table:table-cell table:number-columns-repeated="1017"/>
        </table:table-row>
        <table:table-row table:style-name="ro2" table:number-rows-repeated="21">
          <table:table-cell/>
          <table:table-cell table:style-name="Default"/>
          <table:table-cell table:number-columns-repeated="1020"/>
        </table:table-row>
        <table:table-row table:style-name="ro4">
          <table:table-cell table:style-name="ce1"/>
          <table:table-cell table:style-name="ce9"/>
          <table:table-cell table:number-columns-repeated="1020"/>
        </table:table-row>
        <table:table-row table:style-name="ro2">
          <table:table-cell table:style-name="ce3"/>
          <table:table-cell table:style-name="Default" office:value-type="string" calcext:value-type="string">
            <text:p>Run twice: each for n = 5000 to 90000 with step = 5000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Default"/>
          <table:table-cell table:number-columns-repeated="1020"/>
        </table:table-row>
        <table:table-row table:style-name="ro2">
          <table:table-cell table:style-name="ce3"/>
          <table:table-cell table:style-name="Default" office:value-type="string" calcext:value-type="string">
            <text:p>Then convert actual elapsed time to average of time for n = 5000</text:p>
          </table:table-cell>
          <table:table-cell table:number-columns-repeated="1020"/>
        </table:table-row>
        <table:table-row table:style-name="ro2" table:number-rows-repeated="2">
          <table:table-cell table:style-name="ce3"/>
          <table:table-cell table:style-name="Default"/>
          <table:table-cell table:number-columns-repeated="1020"/>
        </table:table-row>
        <table:table-row table:style-name="ro2">
          <table:table-cell table:style-name="ce3"/>
          <table:table-cell table:style-name="Default" office:value-type="string" calcext:value-type="string">
            <text:p>- Looking at the above chart, we can see elapsed time of merge sort is represented by an linear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Default" office:value-type="string" calcext:value-type="string">
            <text:p>line which efficiency is almost O(nlogn) as stated by the lecture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Default" office:value-type="string" calcext:value-type="string">
            <text:p>- For Quick sort, even though the lecture says that its efficiency is O(nlogn) for the best case,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Default" office:value-type="string" calcext:value-type="string">
            <text:p>and O(n<text:span text:style-name="T1">2</text:span>) for the worst case, the chart and the data table shows that its elapsed time is just 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Default" office:value-type="string" calcext:value-type="string">
            <text:p>around 20% of merge sort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Default"/>
          <table:table-cell table:number-columns-repeated="1020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Calculate average and Standard Deviation, and analyze the efficiency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5"/>
          <table:table-cell table:style-name="ce7" office:value-type="string" calcext:value-type="string">
            <text:p>Merge Sort</text:p>
          </table:table-cell>
          <table:table-cell table:style-name="ce7" office:value-type="string" calcext:value-type="string">
            <text:p>Quick Sort</text:p>
          </table:table-cell>
          <table:table-cell/>
          <table:table-cell table:style-name="ce5"/>
          <table:table-cell table:style-name="ce7" office:value-type="string" calcext:value-type="string">
            <text:p>Merge Sort</text:p>
          </table:table-cell>
          <table:table-cell table:style-name="ce7" office:value-type="string" calcext:value-type="string">
            <text:p>Quick Sort</text:p>
          </table:table-cell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n</text:p>
          </table:table-cell>
          <table:table-cell table:number-columns-repeated="2" table:style-name="ce10" office:value-type="string" calcext:value-type="string">
            <text:p>Elapsed Time (sec)</text:p>
          </table:table-cell>
          <table:table-cell/>
          <table:table-cell table:style-name="ce10" office:value-type="string" calcext:value-type="string">
            <text:p>n</text:p>
          </table:table-cell>
          <table:table-cell table:number-columns-repeated="2" table:style-name="ce10" office:value-type="string" calcext:value-type="string">
            <text:p>Elapsed Time (sec)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5697" calcext:value-type="float">
            <text:p>0.575697</text:p>
          </table:table-cell>
          <table:table-cell table:style-name="ce8" office:value-type="float" office:value="0.11988" calcext:value-type="float">
            <text:p>0.11988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65126" calcext:value-type="float">
            <text:p>0.565126</text:p>
          </table:table-cell>
          <table:table-cell table:style-name="ce8" office:value-type="float" office:value="0.124167" calcext:value-type="float">
            <text:p>0.12416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68006" calcext:value-type="float">
            <text:p>0.568006</text:p>
          </table:table-cell>
          <table:table-cell table:style-name="ce8" office:value-type="float" office:value="0.126865" calcext:value-type="float">
            <text:p>0.126865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64772" calcext:value-type="float">
            <text:p>0.564772</text:p>
          </table:table-cell>
          <table:table-cell table:style-name="ce8" office:value-type="float" office:value="0.126764" calcext:value-type="float">
            <text:p>0.12676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64319" calcext:value-type="float">
            <text:p>0.564319</text:p>
          </table:table-cell>
          <table:table-cell table:style-name="ce8" office:value-type="float" office:value="0.117663" calcext:value-type="float">
            <text:p>0.117663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69254" calcext:value-type="float">
            <text:p>0.569254</text:p>
          </table:table-cell>
          <table:table-cell table:style-name="ce8" office:value-type="float" office:value="0.125395" calcext:value-type="float">
            <text:p>0.12539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3233" calcext:value-type="float">
            <text:p>0.573233</text:p>
          </table:table-cell>
          <table:table-cell table:style-name="ce8" office:value-type="float" office:value="0.118006" calcext:value-type="float">
            <text:p>0.118006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7639" calcext:value-type="float">
            <text:p>0.577639</text:p>
          </table:table-cell>
          <table:table-cell table:style-name="ce8" office:value-type="float" office:value="0.121786" calcext:value-type="float">
            <text:p>0.12178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94509" calcext:value-type="float">
            <text:p>0.594509</text:p>
          </table:table-cell>
          <table:table-cell table:style-name="ce8" office:value-type="float" office:value="0.130277" calcext:value-type="float">
            <text:p>0.130277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0917" calcext:value-type="float">
            <text:p>0.570917</text:p>
          </table:table-cell>
          <table:table-cell table:style-name="ce8" office:value-type="float" office:value="0.12021" calcext:value-type="float">
            <text:p>0.120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604516" calcext:value-type="float">
            <text:p>0.604516</text:p>
          </table:table-cell>
          <table:table-cell table:style-name="ce8" office:value-type="float" office:value="0.142618" calcext:value-type="float">
            <text:p>0.142618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64934" calcext:value-type="float">
            <text:p>0.564934</text:p>
          </table:table-cell>
          <table:table-cell table:style-name="ce8" office:value-type="float" office:value="0.122164" calcext:value-type="float">
            <text:p>0.12216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601088" calcext:value-type="float">
            <text:p>0.601088</text:p>
          </table:table-cell>
          <table:table-cell table:style-name="ce8" office:value-type="float" office:value="0.117737" calcext:value-type="float">
            <text:p>0.117737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7423" calcext:value-type="float">
            <text:p>0.577423</text:p>
          </table:table-cell>
          <table:table-cell table:style-name="ce8" office:value-type="float" office:value="0.122389" calcext:value-type="float">
            <text:p>0.12238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93053" calcext:value-type="float">
            <text:p>0.593053</text:p>
          </table:table-cell>
          <table:table-cell table:style-name="ce8" office:value-type="float" office:value="0.119319" calcext:value-type="float">
            <text:p>0.119319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2948" calcext:value-type="float">
            <text:p>0.572948</text:p>
          </table:table-cell>
          <table:table-cell table:style-name="ce8" office:value-type="float" office:value="0.122765" calcext:value-type="float">
            <text:p>0.12276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93821" calcext:value-type="float">
            <text:p>0.593821</text:p>
          </table:table-cell>
          <table:table-cell table:style-name="ce8" office:value-type="float" office:value="0.118751" calcext:value-type="float">
            <text:p>0.118751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66521" calcext:value-type="float">
            <text:p>0.566521</text:p>
          </table:table-cell>
          <table:table-cell table:style-name="ce8" office:value-type="float" office:value="0.118248" calcext:value-type="float">
            <text:p>0.11824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84646" calcext:value-type="float">
            <text:p>0.584646</text:p>
          </table:table-cell>
          <table:table-cell table:style-name="ce8" office:value-type="float" office:value="0.122171" calcext:value-type="float">
            <text:p>0.122171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8256" calcext:value-type="float">
            <text:p>0.578256</text:p>
          </table:table-cell>
          <table:table-cell table:style-name="ce8" office:value-type="float" office:value="0.1243" calcext:value-type="float">
            <text:p>0.124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602053" calcext:value-type="float">
            <text:p>0.602053</text:p>
          </table:table-cell>
          <table:table-cell table:style-name="ce8" office:value-type="float" office:value="0.11948" calcext:value-type="float">
            <text:p>0.11948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80672" calcext:value-type="float">
            <text:p>0.580672</text:p>
          </table:table-cell>
          <table:table-cell table:style-name="ce8" office:value-type="float" office:value="0.119954" calcext:value-type="float">
            <text:p>0.11995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0258" calcext:value-type="float">
            <text:p>0.570258</text:p>
          </table:table-cell>
          <table:table-cell table:style-name="ce8" office:value-type="float" office:value="0.120432" calcext:value-type="float">
            <text:p>0.120432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3408" calcext:value-type="float">
            <text:p>0.573408</text:p>
          </table:table-cell>
          <table:table-cell table:style-name="ce8" office:value-type="float" office:value="0.120967" calcext:value-type="float">
            <text:p>0.12096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8581" calcext:value-type="float">
            <text:p>0.578581</text:p>
          </table:table-cell>
          <table:table-cell table:style-name="ce8" office:value-type="float" office:value="0.119678" calcext:value-type="float">
            <text:p>0.119678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6444" calcext:value-type="float">
            <text:p>0.56444</text:p>
          </table:table-cell>
          <table:table-cell table:style-name="ce8" office:value-type="float" office:value="0.128691" calcext:value-type="float">
            <text:p>0.12869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65514" calcext:value-type="float">
            <text:p>0.565514</text:p>
          </table:table-cell>
          <table:table-cell table:style-name="ce8" office:value-type="float" office:value="0.120895" calcext:value-type="float">
            <text:p>0.120895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63807" calcext:value-type="float">
            <text:p>0.563807</text:p>
          </table:table-cell>
          <table:table-cell table:style-name="ce8" office:value-type="float" office:value="0.122879" calcext:value-type="float">
            <text:p>0.12287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3772" calcext:value-type="float">
            <text:p>0.573772</text:p>
          </table:table-cell>
          <table:table-cell table:style-name="ce8" office:value-type="float" office:value="0.120264" calcext:value-type="float">
            <text:p>0.120264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9262" calcext:value-type="float">
            <text:p>0.59262</text:p>
          </table:table-cell>
          <table:table-cell table:style-name="ce8" office:value-type="float" office:value="0.121782" calcext:value-type="float">
            <text:p>0.12178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5847" calcext:value-type="float">
            <text:p>0.575847</text:p>
          </table:table-cell>
          <table:table-cell table:style-name="ce8" office:value-type="float" office:value="0.120658" calcext:value-type="float">
            <text:p>0.120658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69657" calcext:value-type="float">
            <text:p>0.569657</text:p>
          </table:table-cell>
          <table:table-cell table:style-name="ce8" office:value-type="float" office:value="0.116042" calcext:value-type="float">
            <text:p>0.11604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6063" calcext:value-type="float">
            <text:p>0.576063</text:p>
          </table:table-cell>
          <table:table-cell table:style-name="ce8" office:value-type="float" office:value="0.122117" calcext:value-type="float">
            <text:p>0.122117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5494" calcext:value-type="float">
            <text:p>0.575494</text:p>
          </table:table-cell>
          <table:table-cell table:style-name="ce8" office:value-type="float" office:value="0.124625" calcext:value-type="float">
            <text:p>0.1246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69005" calcext:value-type="float">
            <text:p>0.569005</text:p>
          </table:table-cell>
          <table:table-cell table:style-name="ce8" office:value-type="float" office:value="0.119626" calcext:value-type="float">
            <text:p>0.119626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66829" calcext:value-type="float">
            <text:p>0.566829</text:p>
          </table:table-cell>
          <table:table-cell table:style-name="ce8" office:value-type="float" office:value="0.124212" calcext:value-type="float">
            <text:p>0.1242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9104" calcext:value-type="float">
            <text:p>0.579104</text:p>
          </table:table-cell>
          <table:table-cell table:style-name="ce8" office:value-type="float" office:value="0.121096" calcext:value-type="float">
            <text:p>0.121096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1044" calcext:value-type="float">
            <text:p>0.571044</text:p>
          </table:table-cell>
          <table:table-cell table:style-name="ce8" office:value-type="float" office:value="0.124663" calcext:value-type="float">
            <text:p>0.12466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605777" calcext:value-type="float">
            <text:p>0.605777</text:p>
          </table:table-cell>
          <table:table-cell table:style-name="ce8" office:value-type="float" office:value="0.12563" calcext:value-type="float">
            <text:p>0.12563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1948" calcext:value-type="float">
            <text:p>0.571948</text:p>
          </table:table-cell>
          <table:table-cell table:style-name="ce8" office:value-type="float" office:value="0.121569" calcext:value-type="float">
            <text:p>0.12156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87803" calcext:value-type="float">
            <text:p>0.587803</text:p>
          </table:table-cell>
          <table:table-cell table:style-name="ce8" office:value-type="float" office:value="0.120809" calcext:value-type="float">
            <text:p>0.120809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208" calcext:value-type="float">
            <text:p>0.57208</text:p>
          </table:table-cell>
          <table:table-cell table:style-name="ce8" office:value-type="float" office:value="0.123218" calcext:value-type="float">
            <text:p>0.1232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3682" calcext:value-type="float">
            <text:p>0.573682</text:p>
          </table:table-cell>
          <table:table-cell table:style-name="ce8" office:value-type="float" office:value="0.122462" calcext:value-type="float">
            <text:p>0.122462</text:p>
          </table:table-cell>
          <table:table-cell/>
          <table:table-cell table:style-name="ce8" office:value-type="float" office:value="90000" calcext:value-type="float">
            <text:p>90000</text:p>
          </table:table-cell>
          <table:table-cell table:style-name="ce8" office:value-type="float" office:value="0.574358" calcext:value-type="float">
            <text:p>0.574358</text:p>
          </table:table-cell>
          <table:table-cell table:style-name="ce8" office:value-type="float" office:value="0.11876" calcext:value-type="float">
            <text:p>0.1187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69907" calcext:value-type="float">
            <text:p>0.569907</text:p>
          </table:table-cell>
          <table:table-cell table:style-name="ce8" office:value-type="float" office:value="0.119072" calcext:value-type="float">
            <text:p>0.119072</text:p>
          </table:table-cell>
          <table:table-cell/>
          <table:table-cell table:style-name="ce16" office:value-type="string" calcext:value-type="string">
            <text:p>Average</text:p>
          </table:table-cell>
          <table:table-cell table:style-name="ce16" table:formula="of:=AVERAGE([.G64:.G85];[.C64:.C91])" office:value-type="float" office:value="0.57719526" calcext:value-type="float">
            <text:p>0.57719526</text:p>
          </table:table-cell>
          <table:table-cell table:style-name="ce16" table:formula="of:=AVERAGE([.H64:.H85];[.D64:.D91])" office:value-type="float" office:value="0.12219802" calcext:value-type="float">
            <text:p>0.122198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606939" calcext:value-type="float">
            <text:p>0.606939</text:p>
          </table:table-cell>
          <table:table-cell table:style-name="ce8" office:value-type="float" office:value="0.124767" calcext:value-type="float">
            <text:p>0.124767</text:p>
          </table:table-cell>
          <table:table-cell/>
          <table:table-cell table:style-name="ce16" office:value-type="string" calcext:value-type="string">
            <text:p>Best</text:p>
          </table:table-cell>
          <table:table-cell table:style-name="ce16" table:formula="of:=MIN([.G64:.G85];[.C64:.C91])" office:value-type="float" office:value="0.563807" calcext:value-type="float">
            <text:p>0.563807</text:p>
          </table:table-cell>
          <table:table-cell table:style-name="ce16" table:formula="of:=MIN([.H64:.H85];[.D64:.D91])" office:value-type="float" office:value="0.116042" calcext:value-type="float">
            <text:p>0.11604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5485" calcext:value-type="float">
            <text:p>0.575485</text:p>
          </table:table-cell>
          <table:table-cell table:style-name="ce8" office:value-type="float" office:value="0.117663" calcext:value-type="float">
            <text:p>0.117663</text:p>
          </table:table-cell>
          <table:table-cell/>
          <table:table-cell table:style-name="ce16" office:value-type="string" calcext:value-type="string">
            <text:p>Worst</text:p>
          </table:table-cell>
          <table:table-cell table:style-name="ce16" table:formula="of:=MAX([.G64:.G85];[.C64:.C91])" office:value-type="float" office:value="0.606939" calcext:value-type="float">
            <text:p>0.606939</text:p>
          </table:table-cell>
          <table:table-cell table:style-name="ce16" table:formula="of:=MAX([.H64:.H85];[.D64:.D91])" office:value-type="float" office:value="0.142618" calcext:value-type="float">
            <text:p>0.1426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68097" calcext:value-type="float">
            <text:p>0.568097</text:p>
          </table:table-cell>
          <table:table-cell table:style-name="ce8" office:value-type="float" office:value="0.123183" calcext:value-type="float">
            <text:p>0.123183</text:p>
          </table:table-cell>
          <table:table-cell/>
          <table:table-cell table:style-name="ce16" office:value-type="string" calcext:value-type="string">
            <text:p>Stdev</text:p>
          </table:table-cell>
          <table:table-cell table:style-name="ce16" table:formula="of:=STDEV([.G64:.G85];[.C64:.C91])" office:value-type="float" office:value="0.0118945477559584" calcext:value-type="float">
            <text:p>0.0118945478</text:p>
          </table:table-cell>
          <table:table-cell table:style-name="ce16" table:formula="of:=STDEV([.H64:.H85];[.D64:.D91])" office:value-type="float" office:value="0.00416119618050544" calcext:value-type="float">
            <text:p>0.004161196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1038" calcext:value-type="float">
            <text:p>0.571038</text:p>
          </table:table-cell>
          <table:table-cell table:style-name="ce8" office:value-type="float" office:value="0.121529" calcext:value-type="float">
            <text:p>0.121529</text:p>
          </table:table-cell>
          <table:table-cell/>
          <table:table-cell table:style-name="ce16" office:value-type="string" calcext:value-type="string">
            <text:p>Best / Avg</text:p>
          </table:table-cell>
          <table:table-cell table:style-name="ce16" table:formula="of:=[.G87]/[.G86]" office:value-type="float" office:value="0.976804625873053" calcext:value-type="float">
            <text:p>0.9768046259</text:p>
          </table:table-cell>
          <table:table-cell table:style-name="ce16" table:formula="of:=[.H87]/[.H86]" office:value-type="float" office:value="0.949622587992833" calcext:value-type="float">
            <text:p>0.94962258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style-name="ce8" office:value-type="float" office:value="0.573803" calcext:value-type="float">
            <text:p>0.573803</text:p>
          </table:table-cell>
          <table:table-cell table:style-name="ce8" office:value-type="float" office:value="0.121703" calcext:value-type="float">
            <text:p>0.121703</text:p>
          </table:table-cell>
          <table:table-cell/>
          <table:table-cell table:style-name="ce16" office:value-type="string" calcext:value-type="string">
            <text:p>Worst / Avg</text:p>
          </table:table-cell>
          <table:table-cell table:style-name="ce16" table:formula="of:=[.G88]/[.G86]" office:value-type="float" office:value="1.05153150426079" calcext:value-type="float">
            <text:p>1.0515315043</text:p>
          </table:table-cell>
          <table:table-cell table:style-name="ce16" table:formula="of:=[.H88]/[.H86]" office:value-type="float" office:value="1.16710565359406" calcext:value-type="float">
            <text:p>1.1671056536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6" office:value-type="string" calcext:value-type="string">
            <text:p>Worst / Best</text:p>
          </table:table-cell>
          <table:table-cell table:style-name="ce16" table:formula="of:=[.G88]/[.G87]" office:value-type="float" office:value="1.07650135596046" calcext:value-type="float">
            <text:p>1.076501356</text:p>
          </table:table-cell>
          <table:table-cell table:style-name="ce16" table:formula="of:=[.H88]/[.H87]" office:value-type="float" office:value="1.22902052705055" calcext:value-type="float">
            <text:p>1.2290205271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- The two algorithms, merge sort and quick sort, are run 50 times for n = 9000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MERGE SORT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11" office:value-type="string" calcext:value-type="string">
            <text:p>- As shown in the above table, Average of elapsed time of merge sort for n = 90000 is ~0.058s,</text:p>
          </table:table-cell>
          <table:table-cell table:style-name="ce11" table:number-columns-repeated="2"/>
          <table:table-cell table:style-name="ce12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and the standard deviation is ~0.012 which is very small. This means the values of elapsed time are very</text:p>
          </table:table-cell>
          <table:table-cell table:style-name="ce12" table:number-columns-repeated="3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convergent to the average value. This proves what the lecture said: the efficiency of the merge sort is</text:p>
          </table:table-cell>
          <table:table-cell table:style-name="ce12" table:number-columns-repeated="3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O(n*logn) for both best and worst case. This efficiency is very consistent</text:p>
          </table:table-cell>
          <table:table-cell table:style-name="ce12" table:number-columns-repeated="3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- In addition, let's look at the ratios of Best and worst cases over the average, the best case is 0.97, </text:p>
          </table:table-cell>
          <table:table-cell table:style-name="ce12" table:number-columns-repeated="3"/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>
            <text:p>and the best case is 1.05 of the average which again states that the merge sort algorithm’s efficiency is</text:p>
          </table:table-cell>
          <table:table-cell table:style-name="ce12" table:number-columns-repeated="3"/>
          <table:table-cell table:number-columns-repeated="1017"/>
        </table:table-row>
        <table:table-row table:style-name="ro2">
          <table:table-cell/>
          <table:table-cell table:style-name="Default" office:value-type="string" calcext:value-type="string">
            <text:p>very consisten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QUICK SORT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- For quick sort, even though the lecture said that the best case efficiency is O(n*logn) which is the same with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merge sort, we can see quick sort is a lot faster than merge sort (its average is just ~21% compare to merge</text:p>
          </table:table-cell>
          <table:table-cell table:number-columns-repeated="3"/>
          <table:table-cell table:style-name="ce12"/>
          <table:table-cell table:style-name="ce18" table:number-columns-repeated="2"/>
          <table:table-cell table:number-columns-repeated="1014"/>
        </table:table-row>
        <table:table-row table:style-name="ro2">
          <table:table-cell/>
          <table:table-cell table:style-name="Default" office:value-type="string" calcext:value-type="string">
            <text:p>Sort.) This is a lot better than O(n*logn)</text:p>
          </table:table-cell>
          <table:table-cell table:number-columns-repeated="3"/>
          <table:table-cell table:style-name="ce17"/>
          <table:table-cell table:style-name="ce18" table:number-columns-repeated="2"/>
          <table:table-cell table:number-columns-repeated="1014"/>
        </table:table-row>
        <table:table-row table:style-name="ro2">
          <table:table-cell/>
          <table:table-cell table:style-name="Default" office:value-type="string" calcext:value-type="string">
            <text:p>- Comparing the worst and best cases shows that the worst case is only 23% worser than the best case while</text:p>
          </table:table-cell>
          <table:table-cell table:number-columns-repeated="3"/>
          <table:table-cell table:style-name="ce12"/>
          <table:table-cell table:style-name="ce18" table:number-columns-repeated="2"/>
          <table:table-cell table:number-columns-repeated="1014"/>
        </table:table-row>
        <table:table-row table:style-name="ro2">
          <table:table-cell/>
          <table:table-cell table:style-name="Default" office:value-type="string" calcext:value-type="string">
            <text:p>Lecture states the percentage is 39%</text:p>
          </table:table-cell>
          <table:table-cell table:number-columns-repeated="3"/>
          <table:table-cell table:style-name="ce12"/>
          <table:table-cell table:style-name="ce18" table:number-columns-repeated="2"/>
          <table:table-cell table:number-columns-repeated="1014"/>
        </table:table-row>
        <table:table-row table:style-name="ro2">
          <table:table-cell/>
          <table:table-cell table:style-name="Default" office:value-type="string" calcext:value-type="string">
            <text:p>- While the lecture says that the worst case is O(<text:span text:style-name="T2">n</text:span><text:span text:style-name="T3">2</text:span>), we don't see any value of O<text:span text:style-name="T4">(</text:span>n<text:span text:style-name="T1">2</text:span><text:span text:style-name="T4">)</text:span><text:span text:style-name="T5"> in the sample</text:span></text:p>
          </table:table-cell>
          <table:table-cell table:number-columns-repeated="3"/>
          <table:table-cell table:style-name="ce12"/>
          <table:table-cell table:style-name="ce18" table:number-columns-repeated="2"/>
          <table:table-cell table:number-columns-repeated="1014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2"/>
          <table:table-cell table:style-name="ce18" table:number-columns-repeated="2"/>
          <table:table-cell table:number-columns-repeated="1014"/>
        </table:table-row>
      </table:table>
      <table:named-expressions/>
      <table:database-ranges>
        <table:database-range table:name="__Anonymous_Sheet_DB__0" table:target-range-address="Plot.B64:Plot.D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number:number-style style:name="N128">
      <number:number number:decimal-places="9" loext:min-decimal-places="9" number:min-integer-digits="1" number:grouping="true"/>
    </number:number-style>
    <number:number-style style:name="N129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top="18pt" fo:margin-bottom="18pt" fo:margin-left="18pt" fo:margin-right="18pt" style:table-centering="horizontal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21:28:59.783410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8:28:43.560648005</meta:creation-date>
    <dc:date>2018-11-15T21:34:15.256456412</dc:date>
    <meta:editing-duration>PT1H43M22S</meta:editing-duration>
    <meta:editing-cycles>20</meta:editing-cycles>
    <meta:generator>LibreOffice/5.1.4.2$Linux_X86_64 LibreOffice_project/10m0$Build-2</meta:generator>
    <meta:document-statistic meta:table-count="1" meta:cell-count="2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85cm" svg:height="11.622cm" xlink:href=".." xlink:type="simple" chart:class="chart:line" chart:style-name="ch1">
        <chart:title svg:x="5.13cm" svg:y="0.368cm" chart:style-name="ch2">
          <text:p>Merge / Quick Sort</text:p>
        </chart:title>
        <chart:legend chart:legend-position="end" svg:x="11.148cm" svg:y="5.263cm" style:legend-expansion="high" chart:style-name="ch3"/>
        <chart:plot-area chart:style-name="ch4" table:cell-range-address="Plot.B9:Plot.D26 Plot.C8:Plot.D8" chart:data-source-has-labels="both" svg:x="1.294cm" svg:y="1.379cm" svg:width="9.571cm" svg:height="9.03cm">
          <chartooo:coordinate-region svg:x="2.021cm" svg:y="1.379cm" svg:width="8.844cm" svg:height="7.646cm"/>
          <chart:axis chart:dimension="x" chart:name="primary-x" chart:style-name="ch5" chartooo:axis-type="auto">
            <chartooo:date-scale/>
            <chart:title svg:x="5.929cm" svg:y="10.641cm" chart:style-name="ch6">
              <text:p>n</text:p>
            </chart:title>
            <chart:categories table:cell-range-address="Plot.B9:Plot.B26"/>
          </chart:axis>
          <chart:axis chart:dimension="y" chart:name="primary-y" chart:style-name="ch5">
            <chart:title svg:x="0.451cm" svg:y="6.48cm" chart:style-name="ch7">
              <text:p>second</text:p>
            </chart:title>
            <chart:grid chart:style-name="ch8" chart:class="major"/>
          </chart:axis>
          <chart:series chart:style-name="ch9" chart:values-cell-range-address="Plot.C9:Plot.C26" chart:label-cell-address="Plot.C8:Plot.C8" chart:class="chart:line">
            <chart:data-point chart:repeated="18"/>
          </chart:series>
          <chart:series chart:style-name="ch10" chart:values-cell-range-address="Plot.D9:Plot.D26" chart:label-cell-address="Plot.D8:Plot.D8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Plot.C8:Plot.C8</svg:desc>
                </draw:g>
              </table:table-cell>
              <table:table-cell office:value-type="string">
                <text:p>Quick Sort</text:p>
                <draw:g>
                  <svg:desc>Plot.D8:Plot.D8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Plot.B9:Plot.B26</svg:desc>
                </draw:g>
              </table:table-cell>
              <table:table-cell office:value-type="float" office:value="0.0475248">
                <text:p>0.0475248</text:p>
                <draw:g>
                  <svg:desc>Plot.C9:Plot.C26</svg:desc>
                </draw:g>
              </table:table-cell>
              <table:table-cell office:value-type="float" office:value="0.00741819">
                <text:p>0.00741819</text:p>
                <draw:g>
                  <svg:desc>Plot.D9:Plot.D2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02637">
                <text:p>0.102637</text:p>
              </table:table-cell>
              <table:table-cell office:value-type="float" office:value="0.014629">
                <text:p>0.01462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23052">
                <text:p>0.123052</text:p>
              </table:table-cell>
              <table:table-cell office:value-type="float" office:value="0.0223291">
                <text:p>0.02232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94585">
                <text:p>0.194585</text:p>
              </table:table-cell>
              <table:table-cell office:value-type="float" office:value="0.031026">
                <text:p>0.03102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215059">
                <text:p>0.215059</text:p>
              </table:table-cell>
              <table:table-cell office:value-type="float" office:value="0.0426009">
                <text:p>0.042600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245931">
                <text:p>0.245931</text:p>
              </table:table-cell>
              <table:table-cell office:value-type="float" office:value="0.0565052">
                <text:p>0.056505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337586">
                <text:p>0.337586</text:p>
              </table:table-cell>
              <table:table-cell office:value-type="float" office:value="0.0559638">
                <text:p>0.055963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24739">
                <text:p>0.424739</text:p>
              </table:table-cell>
              <table:table-cell office:value-type="float" office:value="0.0823688">
                <text:p>0.082368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444991">
                <text:p>0.444991</text:p>
              </table:table-cell>
              <table:table-cell office:value-type="float" office:value="0.0763649">
                <text:p>0.076364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448156">
                <text:p>0.448156</text:p>
              </table:table-cell>
              <table:table-cell office:value-type="float" office:value="0.0845029">
                <text:p>0.0845029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479541">
                <text:p>0.479541</text:p>
              </table:table-cell>
              <table:table-cell office:value-type="float" office:value="0.097043">
                <text:p>0.09704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511006">
                <text:p>0.511006</text:p>
              </table:table-cell>
              <table:table-cell office:value-type="float" office:value="0.102676">
                <text:p>0.102676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54998">
                <text:p>0.54998</text:p>
              </table:table-cell>
              <table:table-cell office:value-type="float" office:value="0.122495">
                <text:p>0.12249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706988">
                <text:p>0.706988</text:p>
              </table:table-cell>
              <table:table-cell office:value-type="float" office:value="0.120523">
                <text:p>0.12052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753815">
                <text:p>0.753815</text:p>
              </table:table-cell>
              <table:table-cell office:value-type="float" office:value="0.132308">
                <text:p>0.13230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826313">
                <text:p>0.826313</text:p>
              </table:table-cell>
              <table:table-cell office:value-type="float" office:value="0.135855">
                <text:p>0.13585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84176">
                <text:p>0.84176</text:p>
              </table:table-cell>
              <table:table-cell office:value-type="float" office:value="0.151667">
                <text:p>0.15166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866507">
                <text:p>0.866507</text:p>
              </table:table-cell>
              <table:table-cell office:value-type="float" office:value="0.164987">
                <text:p>0.164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